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d5" officeooo:paragraph-rsid="0014bfd5"/>
    </style:style>
    <style:style style:name="P2" style:family="paragraph" style:parent-style-name="Standard">
      <style:text-properties officeooo:rsid="0015e218" officeooo:paragraph-rsid="0015e218"/>
    </style:style>
    <style:style style:name="P3" style:family="paragraph" style:parent-style-name="Standard">
      <style:text-properties officeooo:rsid="0016cd52" officeooo:paragraph-rsid="0016cd52"/>
    </style:style>
    <style:style style:name="P4" style:family="paragraph" style:parent-style-name="Standard">
      <style:text-properties officeooo:rsid="00172820" officeooo:paragraph-rsid="00172820"/>
    </style:style>
    <style:style style:name="P5" style:family="paragraph" style:parent-style-name="Standard">
      <style:text-properties officeooo:rsid="001743c0" officeooo:paragraph-rsid="001743c0"/>
    </style:style>
    <style:style style:name="P6" style:family="paragraph" style:parent-style-name="Standard">
      <style:text-properties officeooo:rsid="00183987" officeooo:paragraph-rsid="00183987"/>
    </style:style>
    <style:style style:name="P7" style:family="paragraph" style:parent-style-name="Standard">
      <style:text-properties officeooo:rsid="0019824f" officeooo:paragraph-rsid="0019824f"/>
    </style:style>
    <style:style style:name="P8" style:family="paragraph" style:parent-style-name="Standard">
      <style:text-properties officeooo:rsid="001cac0e" officeooo:paragraph-rsid="001cac0e"/>
    </style:style>
    <style:style style:name="P9" style:family="paragraph" style:parent-style-name="Standard">
      <style:text-properties officeooo:rsid="001f94a4" officeooo:paragraph-rsid="001f94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bavezno: </text:p>
      <text:p text:style-name="P7"><text:a xlink:type="simple" xlink:href="https://learning.oreilly.com/library/view/continuous-delivery-in/9781491986011/ch02.html" text:style-name="Internet_20_link" text:visited-style-name="Visited_20_Internet_20_Link">https://learning.oreilly.com/library/view/continuous-delivery-in/9781491986011/ch02.html</text:a></text:p>
      <text:p text:style-name="P7"/>
      <text:p text:style-name="P7">https://learning.oreilly.com/library/view/design-it/9781680502923/</text:p>
      <text:p text:style-name="P7"/>
      <text:p text:style-name="P1">Mastering API architecture: <text:a xlink:type="simple" xlink:href="https://learning.oreilly.com/library/view/mastering-api-architecture/9781492090625/" text:style-name="Internet_20_link" text:visited-style-name="Visited_20_Internet_20_Link">https://learning.oreilly.com/library/view/mastering-api-architecture/9781492090625/</text:a></text:p>
      <text:p text:style-name="P1"/>
      <text:p text:style-name="P1">https://learning.oreilly.com/library/view/software-development-pearls/9780137487806/</text:p>
      <text:p text:style-name="P1"/>
      <text:p text:style-name="P6">todo<text:line-break/><text:a xlink:type="simple" xlink:href="https://learning.oreilly.com/library/view/righting-software-a/9780136524007/toc.xhtml" text:style-name="Internet_20_link" text:visited-style-name="Visited_20_Internet_20_Link">https://learning.oreilly.com/library/view/righting-software-a/9780136524007/toc.xhtml</text:a></text:p>
      <text:p text:style-name="P6"/>
      <text:p text:style-name="P6">https://learning.oreilly.com/library/view/the-design-of/9780321702081/ch05.html</text:p>
      <text:p text:style-name="P1"/>
      <text:p text:style-name="P1">React plan</text:p>
      <text:p text:style-name="P1"/>
      <text:p text:style-name="P4">basic<text:line-break/>https://learning.oreilly.com/learning-paths/learning-path-react/9781492035879/9781491954614-/ch01.html</text:p>
      <text:p text:style-name="P2"/>
      <text:p text:style-name="P5">video:</text:p>
      <text:p text:style-name="P5">https://learning.oreilly.com/videos/react-the/9781789132229/9781789132229-video1_1/</text:p>
      <text:p text:style-name="P2"/>
      <text:p text:style-name="P2">cookbook</text:p>
      <text:p text:style-name="P2"><text:a xlink:type="simple" xlink:href="https://learning.oreilly.com/library/view/react-cookbook/9781492085836/" text:style-name="Internet_20_link" text:visited-style-name="Visited_20_Internet_20_Link">https://learning.oreilly.com/library/view/react-cookbook/9781492085836/</text:a></text:p>
      <text:p text:style-name="P2"/>
      <text:p text:style-name="P3">enteprise react</text:p>
      <text:p text:style-name="P3"/>
      <text:p text:style-name="P3">https://learning.oreilly.com/library/view/practical-enterprise-react/9781484269756/</text:p>
      <text:p text:style-name="P3"/>
      <text:p text:style-name="P8">others<text:line-break/><text:a xlink:type="simple" xlink:href="https://learning.oreilly.com/library/view/functional-programming-in/9781617297168/" text:style-name="Internet_20_link" text:visited-style-name="Visited_20_Internet_20_Link">https://learning.oreilly.com/library/view/functional-programming-in/9781617297168/</text:a></text:p>
      <text:p text:style-name="P8"/>
      <text:p text:style-name="P8"><text:a xlink:type="simple" xlink:href="https://learning.oreilly.com/library/view/openshift-for-developers/9781098103354/" text:style-name="Internet_20_link" text:visited-style-name="Visited_20_Internet_20_Link">https://learning.oreilly.com/library/view/openshift-for-developers/9781098103354/</text:a></text:p>
      <text:p text:style-name="P8"/>
      <text:p text:style-name="P8"/>
      <text:p text:style-name="P9">todo videos</text:p>
      <text:p text:style-name="P9">→ <text:a xlink:type="simple" xlink:href="https://learning.oreilly.com/videos/tcp-ip-fundamentals-livelessons/9780137658909/9780137658909-TCPI_01_01_00/" text:style-name="Internet_20_link" text:visited-style-name="Visited_20_Internet_20_Link">https://learning.oreilly.com/videos/tcp-ip-fundamentals-livelessons/9780137658909/9780137658909-TCPI_01_01_00/</text:a></text:p>
      <text:p text:style-name="P9"/>
      <text:p text:style-name="P9"><text:a xlink:type="simple" xlink:href="https://learning.oreilly.com/videos/software-architecture-hour/0636920587415/" text:style-name="Internet_20_link" text:visited-style-name="Visited_20_Internet_20_Link">https://learning.oreilly.com/videos/software-architecture-hour/0636920587415/</text:a></text:p>
      <text:p text:style-name="P9"/>
      <text:p text:style-name="P9"><text:a xlink:type="simple" xlink:href="https://learning.oreilly.com/videos/react-zero-to/9780137611676/" text:style-name="Internet_20_link" text:visited-style-name="Visited_20_Internet_20_Link">https://learning.oreilly.com/videos/react-zero-to/9780137611676/</text:a></text:p>
      <text:p text:style-name="P9"/>
      <text:p text:style-name="P9"><text:a xlink:type="simple" xlink:href="https://learning.oreilly.com/videos/front-end-master-class/9780137610068/" text:style-name="Internet_20_link" text:visited-style-name="Visited_20_Internet_20_Link">https://learning.oreilly.com/videos/front-end-master-class/9780137610068/</text:a></text:p>
      <text:p text:style-name="P9"/>
      <text:p text:style-name="P9"><text:a xlink:type="simple" xlink:href="https://learning.oreilly.com/videos/react-the/9781801812603/" text:style-name="Internet_20_link" text:visited-style-name="Visited_20_Internet_20_Link">https://learning.oreilly.com/videos/react-the/9781801812603/</text:a></text:p>
      <text:p text:style-name="P9"/>
      <text:p text:style-name="P9"><text:soft-page-break/><text:a xlink:type="simple" xlink:href="https://learning.oreilly.com/videos/open-source-software/0636920563365/" text:style-name="Internet_20_link" text:visited-style-name="Visited_20_Internet_20_Link">https://learning.oreilly.com/videos/open-source-software/0636920563365/</text:a></text:p>
      <text:p text:style-name="P9"/>
      <text:p text:style-name="P9"><text:a xlink:type="simple" xlink:href="https://learning.oreilly.com/videos/full-stack-react-with/9780137508914/" text:style-name="Internet_20_link" text:visited-style-name="Visited_20_Internet_20_Link">https://learning.oreilly.com/videos/full-stack-react-with/9780137508914/</text:a></text:p>
      <text:p text:style-name="P9"/>
      <text:p text:style-name="P9"><text:a xlink:type="simple" xlink:href="https://learning.oreilly.com/videos/bad-programming-101/9781484271520/" text:style-name="Internet_20_link" text:visited-style-name="Visited_20_Internet_20_Link">https://learning.oreilly.com/videos/bad-programming-101/9781484271520/</text:a></text:p>
      <text:p text:style-name="P9"/>
      <text:p text:style-name="P9">https://learning.oreilly.com/videos/bad-programming-101/9781484271537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4T23:49:28.081941843</meta:creation-date>
    <dc:date>2021-09-25T00:22:27.016789804</dc:date>
    <meta:editing-duration>PT32M53S</meta:editing-duration>
    <meta:editing-cycles>13</meta:editing-cycles>
    <meta:generator>LibreOffice/7.0.6.2$Linux_X86_64 LibreOffice_project/00$Build-2</meta:generator>
    <meta:document-statistic meta:table-count="0" meta:image-count="0" meta:object-count="0" meta:page-count="2" meta:paragraph-count="27" meta:word-count="37" meta:character-count="1762" meta:non-whitespace-character-count="1751"/>
  </office:meta>
</office:document-meta>
</file>